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3" style:parent-style-name="Titre2" style:family="paragraph">
      <style:text-properties fo:language="en" fo:country="GB"/>
    </style:style>
    <style:style style:name="P4" style:parent-style-name="Normal" style:family="paragraph">
      <style:text-properties fo:font-size="12pt" style:font-size-asian="12pt" style:font-size-complex="12pt" fo:language="en" fo:country="GB"/>
    </style:style>
    <style:style style:name="T5" style:parent-style-name="Policepardéfaut" style:family="text">
      <style:text-properties fo:font-size="12pt" style:font-size-asian="12pt" style:font-size-complex="12pt" fo:language="en" fo:country="GB"/>
    </style:style>
    <style:style style:name="T6" style:parent-style-name="Policepardéfaut" style:family="text">
      <style:text-properties fo:color="#4EA72E" fo:font-size="12pt" style:font-size-asian="12pt" style:font-size-complex="12pt" fo:language="en" fo:country="GB"/>
    </style:style>
    <style:style style:name="P7" style:parent-style-name="Normal" style:family="paragraph">
      <style:text-properties fo:font-size="12pt" style:font-size-asian="12pt" style:font-size-complex="12pt" fo:language="en" fo:country="GB"/>
    </style:style>
    <style:style style:name="P8" style:parent-style-name="Normal" style:family="paragraph">
      <style:text-properties fo:font-size="12pt" style:font-size-asian="12pt" style:font-size-complex="12pt" fo:language="en" fo:country="GB"/>
    </style:style>
    <style:style style:name="T9" style:parent-style-name="Policepardéfaut" style:family="text">
      <style:text-properties fo:color="#4EA72E" fo:font-size="12pt" style:font-size-asian="12pt" style:font-size-complex="12pt" fo:language="en" fo:country="GB"/>
    </style:style>
    <style:style style:name="T10" style:parent-style-name="Policepardéfaut" style:family="text">
      <style:text-properties fo:font-weight="bold" style:font-weight-asian="bold" style:font-weight-complex="bold" fo:color="#4EA72E" fo:font-size="12pt" style:font-size-asian="12pt" style:font-size-complex="12pt" fo:language="en" fo:country="GB"/>
    </style:style>
    <style:style style:name="T11" style:parent-style-name="Policepardéfaut" style:family="text">
      <style:text-properties fo:color="#4EA72E" fo:font-size="12pt" style:font-size-asian="12pt" style:font-size-complex="12pt" fo:language="en" fo:country="GB"/>
    </style:style>
    <style:style style:name="T12" style:parent-style-name="Policepardéfaut" style:family="text">
      <style:text-properties fo:color="#4EA72E" fo:font-size="12pt" style:font-size-asian="12pt" style:font-size-complex="12pt" fo:language="en" fo:country="GB"/>
    </style:style>
    <style:style style:name="T13" style:parent-style-name="Policepardéfaut" style:family="text">
      <style:text-properties fo:font-weight="bold" style:font-weight-asian="bold" style:font-weight-complex="bold" fo:color="#4EA72E" fo:font-size="12pt" style:font-size-asian="12pt" style:font-size-complex="12pt" fo:language="en" fo:country="GB"/>
    </style:style>
    <style:style style:name="T14" style:parent-style-name="Policepardéfaut" style:family="text">
      <style:text-properties fo:color="#4EA72E" fo:font-size="12pt" style:font-size-asian="12pt" style:font-size-complex="12pt" fo:language="en" fo:country="GB"/>
    </style:style>
    <style:style style:name="P15" style:parent-style-name="Normal" style:family="paragraph">
      <style:text-properties fo:color="#4EA72E" fo:font-size="12pt" style:font-size-asian="12pt" style:font-size-complex="12pt" fo:language="en" fo:country="GB"/>
    </style:style>
    <style:style style:name="P16" style:parent-style-name="Normal" style:list-style-name="LFO1" style:family="paragraph"/>
    <style:style style:name="T17" style:parent-style-name="Policepardéfaut" style:family="text">
      <style:text-properties fo:color="#4EA72E" fo:font-size="12pt" style:font-size-asian="12pt" style:font-size-complex="12pt" fo:language="en" fo:country="GB"/>
    </style:style>
    <style:style style:name="T18" style:parent-style-name="Policepardéfaut" style:family="text">
      <style:text-properties fo:font-weight="bold" style:font-weight-asian="bold" style:font-weight-complex="bold" fo:color="#4EA72E" fo:font-size="12pt" style:font-size-asian="12pt" style:font-size-complex="12pt" fo:language="en" fo:country="GB"/>
    </style:style>
    <style:style style:name="T19" style:parent-style-name="Policepardéfaut" style:family="text">
      <style:text-properties fo:color="#4EA72E" fo:font-size="12pt" style:font-size-asian="12pt" style:font-size-complex="12pt" fo:language="en" fo:country="GB"/>
    </style:style>
    <style:style style:name="P20" style:parent-style-name="Normal" style:list-style-name="LFO1" style:family="paragraph"/>
    <style:style style:name="T21" style:parent-style-name="Policepardéfaut" style:family="text">
      <style:text-properties fo:color="#4EA72E" fo:font-size="12pt" style:font-size-asian="12pt" style:font-size-complex="12pt"/>
    </style:style>
    <style:style style:name="T22" style:parent-style-name="Policepardéfaut" style:family="text">
      <style:text-properties fo:font-weight="bold" style:font-weight-asian="bold" style:font-weight-complex="bold" fo:color="#4EA72E" fo:font-size="12pt" style:font-size-asian="12pt" style:font-size-complex="12pt"/>
    </style:style>
    <style:style style:name="T23" style:parent-style-name="Policepardéfaut" style:family="text">
      <style:text-properties fo:color="#4EA72E" fo:font-size="12pt" style:font-size-asian="12pt" style:font-size-complex="12pt"/>
    </style:style>
    <style:style style:name="P24" style:parent-style-name="Normal" style:list-style-name="LFO1" style:family="paragraph"/>
    <style:style style:name="T25" style:parent-style-name="Policepardéfaut" style:family="text">
      <style:text-properties fo:color="#4EA72E" fo:font-size="12pt" style:font-size-asian="12pt" style:font-size-complex="12pt" fo:language="en" fo:country="GB"/>
    </style:style>
    <style:style style:name="T26" style:parent-style-name="Policepardéfaut" style:family="text">
      <style:text-properties fo:font-weight="bold" style:font-weight-asian="bold" style:font-weight-complex="bold" fo:color="#4EA72E" fo:font-size="12pt" style:font-size-asian="12pt" style:font-size-complex="12pt" fo:language="en" fo:country="GB"/>
    </style:style>
    <style:style style:name="T27" style:parent-style-name="Policepardéfaut" style:family="text">
      <style:text-properties fo:color="#4EA72E" fo:font-size="12pt" style:font-size-asian="12pt" style:font-size-complex="12pt" fo:language="en" fo:country="GB"/>
    </style:style>
    <style:style style:name="P28" style:parent-style-name="Normal" style:family="paragraph">
      <style:text-properties fo:font-size="12pt" style:font-size-asian="12pt" style:font-size-complex="12pt" fo:language="en" fo:country="GB"/>
    </style:style>
    <style:style style:name="P29" style:parent-style-name="Normal" style:family="paragraph">
      <style:text-properties fo:font-size="12pt" style:font-size-asian="12pt" style:font-size-complex="12pt" fo:language="en" fo:country="GB"/>
    </style:style>
    <style:style style:name="P30" style:parent-style-name="Normal" style:family="paragraph">
      <style:text-properties fo:font-size="12pt" style:font-size-asian="12pt" style:font-size-complex="12pt" fo:language="en" fo:country="GB"/>
    </style:style>
    <style:style style:name="P31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32" style:parent-style-name="Normal" style:family="paragraph">
      <style:text-properties fo:font-style="italic" style:font-style-asian="italic" style:font-style-complex="italic" fo:color="#196B24" fo:font-size="12pt" style:font-size-asian="12pt" style:font-size-complex="12pt" fo:language="en" fo:country="GB"/>
    </style:style>
    <style:style style:name="P33" style:parent-style-name="Normal" style:family="paragraph">
      <style:text-properties fo:font-style="italic" style:font-style-asian="italic" style:font-style-complex="italic" fo:color="#196B24" fo:font-size="12pt" style:font-size-asian="12pt" style:font-size-complex="12pt" fo:language="en" fo:country="GB"/>
    </style:style>
    <style:style style:name="P34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35" style:parent-style-name="Normal" style:family="paragraph">
      <style:text-properties fo:font-size="12pt" style:font-size-asian="12pt" style:font-size-complex="12pt" fo:language="en" fo:country="GB"/>
    </style:style>
    <style:style style:name="P36" style:parent-style-name="Normal" style:family="paragraph">
      <style:text-properties fo:font-style="italic" style:font-style-asian="italic" style:font-style-complex="italic" fo:color="#4EA72E" fo:font-size="12pt" style:font-size-asian="12pt" style:font-size-complex="12pt" fo:language="en" fo:country="GB"/>
    </style:style>
    <style:style style:name="P37" style:parent-style-name="Normal" style:family="paragraph">
      <style:text-properties fo:font-size="12pt" style:font-size-asian="12pt" style:font-size-complex="12pt" fo:language="en" fo:country="GB"/>
    </style:style>
    <style:style style:name="T38" style:parent-style-name="Policepardéfaut" style:family="text">
      <style:text-properties fo:font-style="italic" style:font-style-asian="italic" style:font-style-complex="italic" fo:color="#4EA72E" fo:font-size="12pt" style:font-size-asian="12pt" style:font-size-complex="12pt" fo:language="en" fo:country="GB"/>
    </style:style>
    <style:style style:name="P39" style:parent-style-name="Normal" style:family="paragraph">
      <style:text-properties fo:font-size="12pt" style:font-size-asian="12pt" style:font-size-complex="12pt" fo:language="en" fo:country="GB"/>
    </style:style>
    <style:style style:name="P40" style:parent-style-name="Normal" style:family="paragraph">
      <style:text-properties fo:font-style="italic" style:font-style-asian="italic" style:font-style-complex="italic" fo:color="#4EA72E" fo:font-size="12pt" style:font-size-asian="12pt" style:font-size-complex="12pt" fo:language="en" fo:country="GB"/>
    </style:style>
    <style:style style:name="P41" style:parent-style-name="Normal" style:family="paragraph">
      <style:text-properties fo:font-style="italic" style:font-style-asian="italic" style:font-style-complex="italic" fo:color="#4EA72E" fo:font-size="12pt" style:font-size-asian="12pt" style:font-size-complex="12pt" fo:language="en" fo:country="GB"/>
    </style:style>
    <style:style style:name="P42" style:parent-style-name="Normal" style:family="paragraph">
      <style:text-properties fo:font-style="italic" style:font-style-asian="italic" style:font-style-complex="italic" fo:color="#4EA72E" fo:font-size="12pt" style:font-size-asian="12pt" style:font-size-complex="12pt" fo:language="en" fo:country="GB"/>
    </style:style>
    <style:style style:name="P43" style:parent-style-name="Normal" style:family="paragraph">
      <style:text-properties fo:font-style="italic" style:font-style-asian="italic" style:font-style-complex="italic" fo:color="#4EA72E" fo:font-size="12pt" style:font-size-asian="12pt" style:font-size-complex="12pt" fo:language="en" fo:country="GB"/>
    </style:style>
    <style:style style:name="P44" style:parent-style-name="Normal" style:family="paragraph">
      <style:text-properties fo:font-style="italic" style:font-style-asian="italic" style:font-style-complex="italic" fo:color="#4EA72E" fo:font-size="12pt" style:font-size-asian="12pt" style:font-size-complex="12pt" fo:language="en" fo:country="GB"/>
    </style:style>
    <style:style style:name="P45" style:parent-style-name="Normal" style:family="paragraph">
      <style:text-properties fo:font-style="italic" style:font-style-asian="italic" style:font-style-complex="italic" fo:color="#4EA72E" fo:font-size="12pt" style:font-size-asian="12pt" style:font-size-complex="12pt" fo:language="en" fo:country="GB"/>
    </style:style>
    <style:style style:name="P46" style:parent-style-name="Normal" style:family="paragraph">
      <style:text-properties fo:font-style="italic" style:font-style-asian="italic" style:font-style-complex="italic" fo:color="#4EA72E" fo:font-size="12pt" style:font-size-asian="12pt" style:font-size-complex="12pt" fo:language="en" fo:country="GB"/>
    </style:style>
    <style:style style:name="P47" style:parent-style-name="Normal" style:family="paragraph">
      <style:text-properties fo:font-style="italic" style:font-style-asian="italic" style:font-style-complex="italic" fo:font-size="12pt" style:font-size-asian="12pt" style:font-size-complex="12pt" fo:language="en" fo:country="GB"/>
    </style:style>
    <style:style style:name="P48" style:parent-style-name="Normal" style:family="paragraph">
      <style:text-properties fo:font-size="12pt" style:font-size-asian="12pt" style:font-size-complex="12pt" fo:language="en" fo:country="GB"/>
    </style:style>
    <style:style style:name="P49" style:parent-style-name="Normal" style:family="paragraph">
      <style:text-properties fo:font-style="italic" style:font-style-asian="italic" style:font-style-complex="italic" fo:color="#4EA72E" fo:font-size="12pt" style:font-size-asian="12pt" style:font-size-complex="12pt" fo:language="en" fo:country="GB"/>
    </style:style>
    <style:style style:name="P50" style:parent-style-name="Normal" style:family="paragraph">
      <style:text-properties fo:font-style="italic" style:font-style-asian="italic" style:font-style-complex="italic" fo:color="#4EA72E" fo:font-size="12pt" style:font-size-asian="12pt" style:font-size-complex="12pt" fo:language="en" fo:country="GB"/>
    </style:style>
    <style:style style:name="P51" style:parent-style-name="Normal" style:family="paragraph">
      <style:text-properties fo:font-style="italic" style:font-style-asian="italic" style:font-style-complex="italic" fo:color="#4EA72E" fo:font-size="12pt" style:font-size-asian="12pt" style:font-size-complex="12pt" fo:language="en" fo:country="GB"/>
    </style:style>
    <style:style style:name="P52" style:parent-style-name="Normal" style:family="paragraph">
      <style:text-properties fo:font-style="italic" style:font-style-asian="italic" style:font-style-complex="italic" fo:color="#4EA72E" fo:font-size="12pt" style:font-size-asian="12pt" style:font-size-complex="12pt" fo:language="en" fo:country="GB"/>
    </style:style>
    <style:style style:name="P53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54" style:parent-style-name="Policepardéfaut" style:family="text">
      <style:text-properties fo:font-size="12pt" style:font-size-asian="12pt" style:font-size-complex="12pt" fo:language="en" fo:country="GB"/>
    </style:style>
    <style:style style:name="T55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56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57" style:parent-style-name="Policepardéfaut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ableColumn59" style:family="table-column">
      <style:table-column-properties style:column-width="1.3833in"/>
    </style:style>
    <style:style style:name="TableColumn60" style:family="table-column">
      <style:table-column-properties style:column-width="1.1in"/>
    </style:style>
    <style:style style:name="Table58" style:family="table">
      <style:table-properties style:width="2.4833in" fo:margin-left="0in" table:align="lef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fo:font-size="12pt" style:font-size-asian="12pt" style:font-size-complex="12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fo:font-size="12pt" style:font-size-asian="12pt" style:font-size-complex="12p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text-properties fo:font-size="12pt" style:font-size-asian="12pt" style:font-size-complex="12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text-properties fo:font-size="12pt" style:font-size-asian="12pt" style:font-size-complex="12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text-properties fo:font-size="12pt" style:font-size-asian="12pt" style:font-size-complex="12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text-properties fo:font-size="12pt" style:font-size-asian="12pt" style:font-size-complex="12p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text-properties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fo:font-size="12pt" style:font-size-asian="12pt" style:font-size-complex="12p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text-properties fo:font-size="12pt" style:font-size-asian="12pt" style:font-size-complex="12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text-properties fo:font-size="12pt" style:font-size-asian="12pt" style:font-size-complex="12p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fo:font-size="12pt" style:font-size-asian="12pt" style:font-size-complex="12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text-properties fo:font-size="12pt" style:font-size-asian="12pt" style:font-size-complex="12pt"/>
    </style:style>
    <style:style style:name="P91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92" style:parent-style-name="Titre2" style:family="paragraph">
      <style:text-properties fo:language="en" fo:country="GB"/>
    </style:style>
    <style:style style:name="P93" style:parent-style-name="Normal" style:family="paragraph">
      <style:text-properties fo:font-size="12pt" style:font-size-asian="12pt" style:font-size-complex="12pt" fo:language="en" fo:country="GB"/>
    </style:style>
    <style:style style:name="P94" style:parent-style-name="Normal" style:family="paragraph">
      <style:text-properties fo:font-weight="bold" style:font-weight-asian="bold" style:font-weight-complex="bold" fo:color="#4EA72E"/>
    </style:style>
    <style:style style:name="T95" style:parent-style-name="Policepardéfaut" style:family="text">
      <style:text-properties fo:font-weight="bold" style:font-weight-asian="bold" style:font-weight-complex="bold"/>
    </style:style>
    <style:style style:name="P96" style:parent-style-name="Normal" style:list-style-name="LFO2" style:family="paragraph"/>
    <style:style style:name="T97" style:parent-style-name="Policepardéfaut" style:family="text">
      <style:text-properties fo:font-weight="bold" style:font-weight-asian="bold" style:font-weight-complex="bold"/>
    </style:style>
    <style:style style:name="P98" style:parent-style-name="Normal" style:list-style-name="LFO2" style:family="paragraph"/>
    <style:style style:name="T99" style:parent-style-name="Policepardéfaut" style:family="text">
      <style:text-properties fo:font-weight="bold" style:font-weight-asian="bold" style:font-weight-complex="bold"/>
    </style:style>
    <style:style style:name="P100" style:parent-style-name="Normal" style:list-style-name="LFO2" style:family="paragraph"/>
    <style:style style:name="T101" style:parent-style-name="Policepardéfaut" style:family="text">
      <style:text-properties fo:font-weight="bold" style:font-weight-asian="bold" style:font-weight-complex="bold"/>
    </style:style>
    <style:style style:name="P102" style:parent-style-name="Normal" style:list-style-name="LFO2" style:family="paragraph"/>
    <style:style style:name="T103" style:parent-style-name="Policepardéfaut" style:family="text">
      <style:text-properties fo:font-weight="bold" style:font-weight-asian="bold" style:font-weight-complex="bold"/>
    </style:style>
    <style:style style:name="T104" style:parent-style-name="Policepardéfaut" style:family="text">
      <style:text-properties fo:font-weight="bold" style:font-weight-asian="bold" style:font-weight-complex="bold" fo:color="#4EA72E"/>
    </style:style>
    <style:style style:name="P105" style:parent-style-name="Normal" style:family="paragraph">
      <style:text-properties fo:font-weight="bold" style:font-weight-asian="bold" style:font-weight-complex="bold" fo:color="#4EA72E" fo:language="en" fo:country="GB"/>
    </style:style>
    <style:style style:name="P106" style:parent-style-name="Normal" style:family="paragraph">
      <style:text-properties fo:language="en" fo:country="GB"/>
    </style:style>
    <style:style style:name="P107" style:parent-style-name="Normal" style:list-style-name="LFO3" style:family="paragraph"/>
    <style:style style:name="P108" style:parent-style-name="Normal" style:list-style-name="LFO3" style:family="paragraph"/>
    <style:style style:name="P109" style:parent-style-name="Normal" style:family="paragraph">
      <style:text-properties fo:language="en" fo:country="GB"/>
    </style:style>
    <style:style style:name="P110" style:parent-style-name="Normal" style:family="paragraph">
      <style:text-properties fo:language="en" fo:country="GB"/>
    </style:style>
    <style:style style:name="P111" style:parent-style-name="Normal" style:list-style-name="LFO4" style:family="paragraph"/>
    <style:style style:name="P112" style:parent-style-name="Normal" style:family="paragraph">
      <style:text-properties fo:language="en" fo:country="GB"/>
    </style:style>
    <style:style style:name="P113" style:parent-style-name="Normal" style:list-style-name="LFO5" style:family="paragraph"/>
    <style:style style:name="T114" style:parent-style-name="Policepardéfaut" style:family="text">
      <style:text-properties fo:font-weight="bold" style:font-weight-asian="bold" style:font-weight-complex="bold"/>
    </style:style>
    <style:style style:name="P115" style:parent-style-name="Normal" style:family="paragraph">
      <style:text-properties fo:language="en" fo:country="GB"/>
    </style:style>
    <style:style style:name="P116" style:parent-style-name="Normal" style:family="paragraph">
      <style:text-properties fo:language="en" fo:country="GB"/>
    </style:style>
    <style:style style:name="P117" style:parent-style-name="Normal" style:list-style-name="LFO6" style:family="paragraph"/>
    <style:style style:name="P118" style:parent-style-name="Normal" style:list-style-name="LFO7" style:family="paragraph"/>
    <style:style style:name="P119" style:parent-style-name="Normal" style:family="paragraph">
      <style:text-properties fo:font-weight="bold" style:font-weight-asian="bold" style:font-weight-complex="bold" fo:color="#4EA72E" fo:language="en" fo:country="GB"/>
    </style:style>
    <style:style style:name="P120" style:parent-style-name="Normal" style:family="paragraph">
      <style:text-properties fo:language="en" fo:country="GB"/>
    </style:style>
    <style:style style:name="P121" style:parent-style-name="Normal" style:list-style-name="LFO8" style:family="paragraph"/>
    <style:style style:name="T122" style:parent-style-name="Policepardéfaut" style:family="text">
      <style:text-properties fo:font-weight="bold" style:font-weight-asian="bold" style:font-weight-complex="bold"/>
    </style:style>
    <style:style style:name="P123" style:parent-style-name="Normal" style:family="paragraph">
      <style:text-properties fo:language="en" fo:country="GB"/>
    </style:style>
    <style:style style:name="P124" style:parent-style-name="Normal" style:family="paragraph">
      <style:text-properties fo:language="en" fo:country="GB"/>
    </style:style>
    <style:style style:name="P125" style:parent-style-name="Normal" style:list-style-name="LFO9" style:family="paragraph"/>
    <style:style style:name="P126" style:parent-style-name="Normal" style:family="paragraph">
      <style:text-properties fo:language="en" fo:country="GB"/>
    </style:style>
    <style:style style:name="P127" style:parent-style-name="Normal" style:list-style-name="LFO10" style:family="paragraph"/>
    <style:style style:name="T128" style:parent-style-name="Policepardéfaut" style:family="text">
      <style:text-properties fo:font-weight="bold" style:font-weight-asian="bold" style:font-weight-complex="bold"/>
    </style:style>
    <style:style style:name="P129" style:parent-style-name="Normal" style:list-style-name="LFO11" style:family="paragraph"/>
    <style:style style:name="P130" style:parent-style-name="Titre2" style:family="paragraph">
      <style:text-properties fo:language="en" fo:country="GB"/>
    </style:style>
    <style:style style:name="P131" style:parent-style-name="Normal" style:family="paragraph">
      <style:text-properties fo:font-size="12pt" style:font-size-asian="12pt" style:font-size-complex="12pt" fo:language="en" fo:country="GB"/>
    </style:style>
    <style:style style:name="P132" style:parent-style-name="Normal" style:family="paragraph">
      <style:text-properties fo:color="#196B24" fo:font-size="12pt" style:font-size-asian="12pt" style:font-size-complex="12pt"/>
    </style:style>
    <style:style style:name="P133" style:parent-style-name="Titre2" style:family="paragraph">
      <style:text-properties fo:language="en" fo:country="GB"/>
    </style:style>
    <style:style style:name="P134" style:parent-style-name="Normal" style:family="paragraph">
      <style:text-properties fo:language="en" fo:country="GB"/>
    </style:style>
    <style:style style:name="P135" style:parent-style-name="Normal" style:family="paragraph">
      <style:text-properties fo:font-weight="bold" style:font-weight-asian="bold" style:font-weight-complex="bold" fo:language="en" fo:country="GB"/>
    </style:style>
    <style:style style:name="P136" style:parent-style-name="Normal" style:family="paragraph">
      <style:text-properties fo:color="#196B24"/>
    </style:style>
    <style:style style:name="P137" style:parent-style-name="Paragraphedeliste" style:list-style-name="LFO16" style:family="paragraph">
      <style:text-properties fo:color="#196B24"/>
    </style:style>
    <style:style style:name="P138" style:parent-style-name="Paragraphedeliste" style:list-style-name="LFO16" style:family="paragraph">
      <style:text-properties fo:color="#196B24"/>
    </style:style>
    <style:style style:name="P139" style:parent-style-name="Paragraphedeliste" style:list-style-name="LFO16" style:family="paragraph">
      <style:text-properties fo:color="#196B24"/>
    </style:style>
    <style:style style:name="P140" style:parent-style-name="Paragraphedeliste" style:list-style-name="LFO16" style:family="paragraph">
      <style:text-properties fo:color="#196B24"/>
    </style:style>
    <style:style style:name="P141" style:parent-style-name="Paragraphedeliste" style:list-style-name="LFO16" style:family="paragraph">
      <style:text-properties fo:color="#196B24"/>
    </style:style>
    <style:style style:name="P142" style:parent-style-name="Normal" style:family="paragraph">
      <style:text-properties fo:color="#196B24"/>
    </style:style>
    <style:style style:name="P143" style:parent-style-name="Normal" style:family="paragraph">
      <style:text-properties fo:color="#196B24"/>
    </style:style>
    <style:style style:name="P144" style:parent-style-name="Normal" style:family="paragraph">
      <style:text-properties fo:font-weight="bold" style:font-weight-asian="bold" style:font-weight-complex="bold"/>
    </style:style>
    <style:style style:name="TableColumn146" style:family="table-column">
      <style:table-column-properties style:column-width="2.1604in"/>
    </style:style>
    <style:style style:name="TableColumn147" style:family="table-column">
      <style:table-column-properties style:column-width="4.1006in"/>
    </style:style>
    <style:style style:name="Table145" style:family="table">
      <style:table-properties style:width="6.2611in" fo:margin-left="0in" table:align="lef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text-properties fo:font-weight="bold" style:font-weight-asian="bold" style:font-weight-complex="bold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text-properties fo:color="#196B24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text-properties fo:color="#196B24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text-properties fo:color="#196B24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text-properties fo:color="#196B24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text-properties fo:color="#196B24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text-properties fo:color="#196B24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text-properties fo:color="#196B24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text-properties fo:color="#196B24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text-properties fo:color="#196B24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text-properties fo:color="#196B24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text-properties fo:color="#196B24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text-properties fo:color="#196B24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text-properties fo:color="#196B24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text-properties fo:color="#196B24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text-properties fo:color="#196B24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text-properties fo:color="#196B24"/>
    </style:style>
    <style:style style:name="P193" style:parent-style-name="Normal" style:family="paragraph">
      <style:text-properties fo:font-weight="bold" style:font-weight-asian="bold" style:font-weight-complex="bold" fo:language="en" fo:country="GB"/>
    </style:style>
    <style:style style:name="P194" style:parent-style-name="Normal" style:family="paragraph">
      <style:text-properties fo:font-weight="bold" style:font-weight-asian="bold" style:font-weight-complex="bold" fo:language="en" fo:country="GB"/>
    </style:style>
    <style:style style:name="P195" style:parent-style-name="Normal" style:family="paragraph">
      <style:text-properties fo:font-weight="bold" style:font-weight-asian="bold" style:font-weight-complex="bold" fo:color="#196B24"/>
    </style:style>
    <style:style style:name="P196" style:parent-style-name="Normal" style:list-style-name="LFO13" style:family="paragraph"/>
    <style:style style:name="T197" style:parent-style-name="Policepardéfaut" style:family="text">
      <style:text-properties fo:font-weight="bold" style:font-weight-asian="bold" style:font-weight-complex="bold"/>
    </style:style>
    <style:style style:name="P198" style:parent-style-name="Normal" style:family="paragraph">
      <style:paragraph-properties fo:margin-left="0.25in">
        <style:tab-stops/>
      </style:paragraph-properties>
    </style:style>
    <style:style style:name="P199" style:parent-style-name="Normal" style:list-style-name="LFO13" style:family="paragraph"/>
    <style:style style:name="T200" style:parent-style-name="Policepardéfaut" style:family="text">
      <style:text-properties fo:font-weight="bold" style:font-weight-asian="bold" style:font-weight-complex="bold"/>
    </style:style>
    <style:style style:name="P201" style:parent-style-name="Normal" style:family="paragraph">
      <style:paragraph-properties fo:margin-left="0.5in">
        <style:tab-stops/>
      </style:paragraph-properties>
      <style:text-properties fo:language="en" fo:country="GB"/>
    </style:style>
    <style:style style:name="P202" style:parent-style-name="Normal" style:list-style-name="LFO13" style:family="paragraph"/>
    <style:style style:name="T203" style:parent-style-name="Policepardéfaut" style:family="text">
      <style:text-properties fo:font-weight="bold" style:font-weight-asian="bold" style:font-weight-complex="bold"/>
    </style:style>
    <style:style style:name="P204" style:parent-style-name="Normal" style:family="paragraph">
      <style:paragraph-properties fo:margin-left="0.5in">
        <style:tab-stops/>
      </style:paragraph-properties>
    </style:style>
    <style:style style:name="P205" style:parent-style-name="Normal" style:family="paragraph">
      <style:text-properties fo:font-weight="bold" style:font-weight-asian="bold" style:font-weight-complex="bold"/>
    </style:style>
    <style:style style:name="P206" style:parent-style-name="Normal" style:list-style-name="LFO14" style:family="paragraph"/>
    <style:style style:name="P207" style:parent-style-name="Normal" style:list-style-name="LFO14" style:family="paragraph"/>
    <style:style style:name="P208" style:parent-style-name="Normal" style:family="paragraph">
      <style:paragraph-properties fo:margin-left="0.5in">
        <style:tab-stops/>
      </style:paragraph-properties>
    </style:style>
    <style:style style:name="P209" style:parent-style-name="Normal" style:family="paragraph">
      <style:text-properties fo:font-weight="bold" style:font-weight-asian="bold" style:font-weight-complex="bold" fo:language="en" fo:country="GB"/>
    </style:style>
    <style:style style:name="P210" style:parent-style-name="Paragraphedeliste" style:list-style-name="LFO18" style:family="paragraph"/>
    <style:style style:name="P211" style:parent-style-name="Paragraphedeliste" style:list-style-name="LFO18" style:family="paragraph"/>
    <style:style style:name="P212" style:parent-style-name="Paragraphedeliste" style:list-style-name="LFO18" style:family="paragraph"/>
    <style:style style:name="P213" style:parent-style-name="Paragraphedeliste" style:list-style-name="LFO18" style:family="paragraph"/>
    <style:style style:name="P214" style:parent-style-name="Paragraphedeliste" style:list-style-name="LFO18" style:family="paragraph"/>
  </office:automatic-styles>
  <office:body>
    <office:text text:use-soft-page-breaks="true">
      <text:h text:style-name="P1" text:outline-level="1">TP<text:s/>Docker</text:h>
      <text:p text:style-name="P2"/>
      <text:h text:style-name="P3" text:outline-level="2">Database</text:h>
      <text:p text:style-name="P4">1-1 For which reason is it better to run the container with a flag -e to give the environment variables rather than put them directly in the Dockerfile?</text:p>
      <text:p text:style-name="Normal"><text:span text:style-name="T5"><text:s/></text:span><text:span text:style-name="T6">Using -e is better because it keeps secrets out of the Dockerfile, allows flexible configuration without rebuilding the image, and follows best practices by separating code from environment-specific settings.</text:span></text:p>
      <text:p text:style-name="P7"/>
      <text:p text:style-name="P8">1-2 <text:s/>Why do we need a volume to be attached to our postgres container?</text:p>
      <text:p text:style-name="Normal"><text:span text:style-name="T9">We need a volume to<text:s/></text:span><text:span text:style-name="T10">persist database data</text:span><text:span text:style-name="T11">.</text:span><text:span text:style-name="T12"><text:line-break/>Without it, when the container is stopped or removed,<text:s/></text:span><text:span text:style-name="T13">all data is lost</text:span><text:span text:style-name="T14"><text:s/>because it lives only inside the container’s writable layer.</text:span></text:p>
      <text:p text:style-name="P15">By attaching a volume:</text:p>
      <text:list text:style-name="LFO1" text:continue-numbering="true">
        <text:list-item>
          <text:p text:style-name="P16"><text:span text:style-name="T17">Data is stored<text:s/></text:span><text:span text:style-name="T18">outside the container</text:span><text:span text:style-name="T19"><text:s/>(on the host),</text:span></text:p>
        </text:list-item>
        <text:list-item>
          <text:p text:style-name="P20"><text:span text:style-name="T21">It<text:s/></text:span><text:span text:style-name="T22">survives restarts, crashes, or container deletion</text:span><text:span text:style-name="T23">,</text:span></text:p>
        </text:list-item>
        <text:list-item>
          <text:p text:style-name="P24"><text:span text:style-name="T25">You can safely<text:s/></text:span><text:span text:style-name="T26">update or rebuild</text:span><text:span text:style-name="T27"><text:s/>your container without losing your database.</text:span></text:p>
        </text:list-item>
      </text:list>
      <text:p text:style-name="P28"/>
      <text:p text:style-name="P29">1-3 Documentation</text:p>
      <text:p text:style-name="P30"/>
      <text:p text:style-name="P31">Dockerfile</text:p>
      <text:p text:style-name="P32">FROM postgres:17.2-alpine</text:p>
      <text:p text:style-name="P33">COPY init.sql /docker-entrypoint-initdb.d/</text:p>
      <text:p text:style-name="P34"/>
      <text:p text:style-name="P35">//Build the Docker Image</text:p>
      <text:p text:style-name="P36">docker build -t neilde23/my_database:1</text:p>
      <text:p text:style-name="P37">//<text:s/>Create Docker Network</text:p>
      <text:p text:style-name="Normal"><text:span text:style-name="T38">docker network create app-network</text:span></text:p>
      <text:p text:style-name="P39">//<text:s/>Run PostgreSQL Container</text:p>
      <text:p text:style-name="P40">docker run --name my-database \</text:p>
      <text:soft-page-break/>
      <text:p text:style-name="P41">  --network app-network \</text:p>
      <text:p text:style-name="P42">  -e POSTGRES_DB=db \</text:p>
      <text:p text:style-name="P43">  -e POSTGRES_USER=usr \</text:p>
      <text:p text:style-name="P44">  -e POSTGRES_PASSWORD=pwd \</text:p>
      <text:p text:style-name="P45">-v /my/own/datadir:/var/lib/postgresql/data\</text:p>
      <text:p text:style-name="P46">  -d neilde23/my_database:1</text:p>
      <text:p text:style-name="P47"/>
      <text:p text:style-name="P48">//Run Adminer (Database UI)</text:p>
      <text:p text:style-name="P49">docker run --name adminer \</text:p>
      <text:p text:style-name="P50">  --network app-network \</text:p>
      <text:p text:style-name="P51">  -p 8090:8080 \</text:p>
      <text:p text:style-name="P52">  -d adminer</text:p>
      <text:p text:style-name="P53"/>
      <text:p text:style-name="Normal"><text:span text:style-name="T54">Access Adminer at</text:span><text:span text:style-name="T55">: [http://localhost:8090](</text:span><text:span text:style-name="T56">http://localhost:8090</text:span><text:span text:style-name="T57">)</text:span></text:p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Champ</text:p>
          </table:table-cell>
          <table:table-cell table:style-name="TableCell64">
            <text:p text:style-name="P65">Valeur</text:p>
          </table:table-cell>
        </table:table-row>
        <table:table-row table:style-name="TableRow66">
          <table:table-cell table:style-name="TableCell67">
            <text:p text:style-name="P68">Système</text:p>
          </table:table-cell>
          <table:table-cell table:style-name="TableCell69">
            <text:p text:style-name="P70">PostgreSQL</text:p>
          </table:table-cell>
        </table:table-row>
        <table:table-row table:style-name="TableRow71">
          <table:table-cell table:style-name="TableCell72">
            <text:p text:style-name="P73">Serveur</text:p>
          </table:table-cell>
          <table:table-cell table:style-name="TableCell74">
            <text:p text:style-name="P75">my-database</text:p>
          </table:table-cell>
        </table:table-row>
        <table:table-row table:style-name="TableRow76">
          <table:table-cell table:style-name="TableCell77">
            <text:p text:style-name="P78">Utilisateur</text:p>
          </table:table-cell>
          <table:table-cell table:style-name="TableCell79">
            <text:p text:style-name="P80">usr</text:p>
          </table:table-cell>
        </table:table-row>
        <table:table-row table:style-name="TableRow81">
          <table:table-cell table:style-name="TableCell82">
            <text:p text:style-name="P83">Mot de passe</text:p>
          </table:table-cell>
          <table:table-cell table:style-name="TableCell84">
            <text:p text:style-name="P85">pwd</text:p>
          </table:table-cell>
        </table:table-row>
        <table:table-row table:style-name="TableRow86">
          <table:table-cell table:style-name="TableCell87">
            <text:p text:style-name="P88">Base de données</text:p>
          </table:table-cell>
          <table:table-cell table:style-name="TableCell89">
            <text:p text:style-name="P90">db</text:p>
          </table:table-cell>
        </table:table-row>
      </table:table>
      <text:p text:style-name="P91"/>
      <text:h text:style-name="P92" text:outline-level="2">Backend API</text:h>
      <text:p text:style-name="P93">1-4 Why do we need a multistage build? And explain each step of this dockerfile.</text:p>
      <text:p text:style-name="P94">Pourquoi avons-nous besoin d’un multistage build ?</text:p>
      <text:p text:style-name="Normal">Un<text:s/><text:span text:style-name="T95">multistage build</text:span><text:s/>permet de :</text:p>
      <text:list text:style-name="LFO2" text:continue-numbering="true">
        <text:list-item>
          <text:p text:style-name="P96"><text:span text:style-name="T97">Séparer la phase de build (compilation)</text:span><text:s/>de la phase d'exécution.</text:p>
        </text:list-item>
        <text:list-item>
          <text:p text:style-name="P98"><text:span text:style-name="T99">Réduire considérablement la taille de l’image finale</text:span><text:s/>en excluant les outils inutiles comme maven, source files, etc.</text:p>
        </text:list-item>
        <text:list-item>
          <text:p text:style-name="P100"><text:span text:style-name="T101">Améliorer la sécurité</text:span><text:s/>: seuls les fichiers nécessaires à l’exécution sont copiés dans l’image finale.</text:p>
        </text:list-item>
        <text:list-item>
          <text:p text:style-name="P102"><text:span text:style-name="T103">Faciliter la maintenance</text:span><text:s/>: chaque étape est claire et indépendante.</text:p>
        </text:list-item>
      </text:list>
      <text:p text:style-name="Normal"/>
      <text:p text:style-name="Normal"><text:span text:style-name="T104">Explication étape par étape du Dockerfile</text:span></text:p>
      <text:p text:style-name="P105">Build Stage</text:p>
      <text:p text:style-name="P106">FROM eclipse-temurin:21-jdk-alpine AS myapp-build</text:p>
      <text:list text:style-name="LFO3" text:continue-numbering="true">
        <text:list-item>
          <text:p text:style-name="P107">Image de base pour compiler le projet (avec le JDK).</text:p>
        </text:list-item>
        <text:list-item>
          <text:p text:style-name="P108">eclipse-temurin:21-jdk-alpine → JDK 21, version légère (alpine).</text:p>
        </text:list-item>
      </text:list>
      <text:p text:style-name="P109">ENV MYAPP_HOME=/opt/myapp</text:p>
      <text:p text:style-name="P110">WORKDIR $MYAPP_HOME</text:p>
      <text:list text:style-name="LFO4" text:continue-numbering="true">
        <text:list-item>
          <text:p text:style-name="P111">Définit un dossier de travail standard.</text:p>
        </text:list-item>
      </text:list>
      <text:p text:style-name="P112">RUN apk add --no-cache maven</text:p>
      <text:list text:style-name="LFO5" text:continue-numbering="true">
        <text:list-item>
          <text:p text:style-name="P113">Installe<text:s/><text:span text:style-name="T114">Maven</text:span><text:s/>pour pouvoir compiler le projet Java.</text:p>
        </text:list-item>
      </text:list>
      <text:p text:style-name="P115">COPY pom.xml .</text:p>
      <text:p text:style-name="P116">COPY src ./src</text:p>
      <text:list text:style-name="LFO6" text:continue-numbering="true">
        <text:list-item>
          <text:p text:style-name="P117">Copie les fichiers nécessaires pour Maven : pom.xml + le code source.</text:p>
        </text:list-item>
      </text:list>
      <text:p text:style-name="Normal">RUN mvn package -DskipTests</text:p>
      <text:list text:style-name="LFO7" text:continue-numbering="true">
        <text:list-item>
          <text:p text:style-name="P118">Compile le projet Java avec Maven, sans lancer les tests, et génère un .jar.</text:p>
        </text:list-item>
      </text:list>
      <text:p text:style-name="Normal"/>
      <text:p text:style-name="P119">Run Stage</text:p>
      <text:p text:style-name="P120">FROM eclipse-temurin:21-jre-alpine</text:p>
      <text:list text:style-name="LFO8" text:continue-numbering="true">
        <text:list-item>
          <text:p text:style-name="P121">Image plus légère (JRE uniquement) pour<text:s/><text:span text:style-name="T122">exécuter</text:span><text:s/>l’application.</text:p>
        </text:list-item>
      </text:list>
      <text:p text:style-name="P123">ENV MYAPP_HOME=/opt/myapp</text:p>
      <text:p text:style-name="P124">WORKDIR $MYAPP_HOME</text:p>
      <text:list text:style-name="LFO9" text:continue-numbering="true">
        <text:list-item>
          <text:p text:style-name="P125">Redéfinit le dossier de travail.</text:p>
        </text:list-item>
      </text:list>
      <text:p text:style-name="P126">COPY --from=myapp-build $MYAPP_HOME/target/*.jar $MYAPP_HOME/myapp.jar</text:p>
      <text:list text:style-name="LFO10" text:continue-numbering="true">
        <text:list-item>
          <text:p text:style-name="P127">Copie uniquement le .jar compilé depuis le<text:s/><text:span text:style-name="T128">build stage</text:span>, pas le code source ni Maven.</text:p>
        </text:list-item>
      </text:list>
      <text:p text:style-name="Normal">ENTRYPOINT ["java", "-jar", "myapp.jar"]</text:p>
      <text:list text:style-name="LFO11" text:continue-numbering="true">
        <text:list-item>
          <text:p text:style-name="P129">Démarre l’application Java à l'exécution du conteneur.</text:p>
        </text:list-item>
      </text:list>
      <text:p text:style-name="Normal"/>
      <text:h text:style-name="P130" text:outline-level="2">Proxy</text:h>
      <text:p text:style-name="P131">1-5 Why do we need a reverse proxy?</text:p>
      <text:soft-page-break/>
      <text:p text:style-name="P132">Un proxy inversé rend votre système plus modulaire, sécurisé et évolutif, et aide à centraliser le routage entre les clients et les services.</text:p>
      <text:h text:style-name="P133" text:outline-level="2">Docker compose</text:h>
      <text:p text:style-name="P134"/>
      <text:p text:style-name="P135">1-6 Why is docker-compose so important?</text:p>
      <text:p text:style-name="P136">docker-compose est important car il permet aux développeurs de :</text:p>
      <text:list text:style-name="LFO16" text:continue-numbering="true">
        <text:list-item>
          <text:list>
            <text:list-item>
              <text:p text:style-name="P137">Définir des applications multi-conteneurs dans un seul fichier YAML</text:p>
            </text:list-item>
            <text:list-item>
              <text:p text:style-name="P138">Gérer automatiquement le réseau, les volumes et les dépendances de service</text:p>
            </text:list-item>
            <text:list-item>
              <text:p text:style-name="P139">Démarrer, arrêter, reconstruire et gérer tous les services avec des commandes simples<text:s/>et bien plus rapide que la succession de commandes qu’on fait depuis le début du TP</text:p>
            </text:list-item>
            <text:list-item>
              <text:p text:style-name="P140">Garantir la cohérence entre les environnements de développement, de test et de déploiement</text:p>
            </text:list-item>
            <text:list-item>
              <text:p text:style-name="P141">Permettre le prototypage rapide, l'intégration CI/CD et la collaboration en équipe.</text:p>
            </text:list-item>
          </text:list>
        </text:list-item>
      </text:list>
      <text:p text:style-name="P142">En résumé, docker-compose apporte simplicité, automatisation et contrôle aux projets basés sur Docker.</text:p>
      <text:p text:style-name="P143"/>
      <text:p text:style-name="P144">1-7 Document docker-compose most important commands</text:p>
      <table:table table:style-name="Table145">
        <table:table-columns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Command</text:p>
          </table:table-cell>
          <table:table-cell table:style-name="TableCell151">
            <text:p text:style-name="P152">Description</text:p>
          </table:table-cell>
        </table:table-row>
        <table:table-row table:style-name="TableRow153">
          <table:table-cell table:style-name="TableCell154">
            <text:p text:style-name="P155">docker-compose up</text:p>
          </table:table-cell>
          <table:table-cell table:style-name="TableCell156">
            <text:p text:style-name="P157">Build<text:s/>et<text:s/>start<text:s/>tous les services</text:p>
          </table:table-cell>
        </table:table-row>
        <table:table-row table:style-name="TableRow158">
          <table:table-cell table:style-name="TableCell159">
            <text:p text:style-name="P160">docker-compose up -d</text:p>
          </table:table-cell>
          <table:table-cell table:style-name="TableCell161">
            <text:p text:style-name="P162">Pareil que la précédente mais run en background</text:p>
          </table:table-cell>
        </table:table-row>
        <table:table-row table:style-name="TableRow163">
          <table:table-cell table:style-name="TableCell164">
            <text:p text:style-name="P165">docker-compose down</text:p>
          </table:table-cell>
          <table:table-cell table:style-name="TableCell166">
            <text:p text:style-name="P167">Stop<text:s/>et<text:s/>supprime les<text:s/>containers, networks, volumes</text:p>
          </table:table-cell>
        </table:table-row>
        <table:table-row table:style-name="TableRow168">
          <table:table-cell table:style-name="TableCell169">
            <text:p text:style-name="P170">docker-compose build</text:p>
          </table:table-cell>
          <table:table-cell table:style-name="TableCell171">
            <text:p text:style-name="P172">Rebuild<text:s/>les<text:s/><text:s/>images definies dans le fichier compose</text:p>
          </table:table-cell>
        </table:table-row>
        <table:table-row table:style-name="TableRow173">
          <table:table-cell table:style-name="TableCell174">
            <text:p text:style-name="P175">docker-compose logs</text:p>
          </table:table-cell>
          <table:table-cell table:style-name="TableCell176">
            <text:p text:style-name="P177">Afficher les<text:s/>logs<text:s/>de tous les<text:s/>services</text:p>
          </table:table-cell>
        </table:table-row>
        <table:table-row table:style-name="TableRow178">
          <table:table-cell table:style-name="TableCell179">
            <text:p text:style-name="P180">docker-compose ps</text:p>
          </table:table-cell>
          <table:table-cell table:style-name="TableCell181">
            <text:p text:style-name="P182">Affciher les<text:s/>containers<text:s/>en cours d’exécution<text:s/></text:p>
          </table:table-cell>
        </table:table-row>
        <table:table-row table:style-name="TableRow183">
          <table:table-cell table:style-name="TableCell184">
            <text:p text:style-name="P185">docker-compose exec &lt;svc&gt;</text:p>
          </table:table-cell>
          <table:table-cell table:style-name="TableCell186">
            <text:p text:style-name="P187">Run une commande dans un container en cours d’exécution<text:s/></text:p>
          </table:table-cell>
        </table:table-row>
        <table:table-row table:style-name="TableRow188">
          <table:table-cell table:style-name="TableCell189">
            <text:p text:style-name="P190">docker-compose restart &lt;svc&gt;</text:p>
          </table:table-cell>
          <table:table-cell table:style-name="TableCell191">
            <text:p text:style-name="P192">Restart un ou plusieurs services</text:p>
          </table:table-cell>
        </table:table-row>
      </table:table>
      <text:p text:style-name="Normal"/>
      <text:p text:style-name="P193">1-9 Document your publication commands and published images in Docker Hub</text:p>
      <text:p text:style-name="P194"/>
      <text:p text:style-name="P195">Étapes pour publier une image Docker sur Docker Hub :</text:p>
      <text:list text:style-name="LFO13" text:continue-numbering="true">
        <text:list-item>
          <text:p text:style-name="P196"><text:span text:style-name="T197">Se connecter à Docker Hub :</text:span></text:p>
        </text:list-item>
      </text:list>
      <text:soft-page-break/>
      <text:p text:style-name="P198">docker login</text:p>
      <text:list text:style-name="LFO13" text:continue-numbering="true">
        <text:list-item>
          <text:p text:style-name="P199"><text:span text:style-name="T200">Taguer l'image localement :</text:span><text:line-break/>Supposons que ton nom d’utilisateur Docker Hub est neilde23 et ton image s’appelle simpleapi :</text:p>
        </text:list-item>
      </text:list>
      <text:p text:style-name="P201">docker tag simpleapi neilde23/simpleapi:latest</text:p>
      <text:list text:style-name="LFO13" text:continue-numbering="true">
        <text:list-item>
          <text:p text:style-name="P202"><text:span text:style-name="T203">Pousser l’image sur Docker Hub :</text:span></text:p>
        </text:list-item>
      </text:list>
      <text:p text:style-name="P204">docker push neilde23/simpleapi:latest</text:p>
      <text:p text:style-name="P205">Exemple d'images publiées :</text:p>
      <text:list text:style-name="LFO14" text:continue-numbering="true">
        <text:list-item>
          <text:p text:style-name="P206">neilde23/simpleapi:latest</text:p>
        </text:list-item>
        <text:list-item>
          <text:p text:style-name="P207">neilde23/my-proxy:latest</text:p>
        </text:list-item>
      </text:list>
      <text:p text:style-name="P208"/>
      <text:p text:style-name="P209">1-10 Why do we put our images into an online repo?</text:p>
      <text:p text:style-name="Normal">Nous publions des images Docker dans un dépôt en ligne (comme Docker Hub ou GitHub Container Registry) car :<text:s/></text:p>
      <text:list text:style-name="LFO18" text:continue-numbering="true">
        <text:list-item>
          <text:list>
            <text:list-item>
              <text:p text:style-name="P210">Cela permet un partage facile avec d'autres développeurs, équipes ou pipelines CI/CD</text:p>
            </text:list-item>
            <text:list-item>
              <text:p text:style-name="P211">Cela permet un déploiement automatisé sur des serveurs, des plateformes cloud ou Kubernetes<text:s/></text:p>
            </text:list-item>
            <text:list-item>
              <text:p text:style-name="P212">Cela garantit le contrôle de version et la cohérence entre les environnements</text:p>
            </text:list-item>
            <text:list-item>
              <text:p text:style-name="P213">Cela aide à maintenir un stockage d'images centralisé et sécurisé<text:s/></text:p>
            </text:list-item>
            <text:list-item>
              <text:p text:style-name="P214">Cela simplifie la collaboration et la réutilisation des services à travers les projets.<text:s/></text:p>
            </text:list-item>
          </text:list>
        </text:list-item>
      </text:list>
      <text:p text:style-name="Normal">En bref, les dépôts en ligne sont essentiels pour l'évolutivité, l'automatisation et la collaboration dans les workflows DevOps modern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Aptos" style:font-name-asian="Aptos" style:font-name-complex="Arial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Symbol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eilah ABDOU IMOROU</meta:initial-creator>
    <dc:creator>Neilah ABDOU IMOROU</dc:creator>
    <meta:creation-date>2025-05-15T08:29:00Z</meta:creation-date>
    <dc:date>2025-05-22T12:05:00Z</dc:date>
    <meta:template xlink:href="Normal" xlink:type="simple"/>
    <meta:editing-cycles>2</meta:editing-cycles>
    <meta:editing-duration>PT396960S</meta:editing-duration>
    <meta:document-statistic meta:page-count="5" meta:paragraph-count="11" meta:word-count="902" meta:character-count="5856" meta:row-count="41" meta:non-whitespace-character-count="4965"/>
  </office:meta>
</office:document-meta>
</file>